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Navn</text:p>
          </table:table-cell>
          <table:table-cell table:style-name="ce1" office:value-type="string" calcext:value-type="string">
            <text:p>mobil musikant</text:p>
          </table:table-cell>
          <table:table-cell table:style-name="ce1" office:value-type="string" calcext:value-type="string">
            <text:p>epost musikant</text:p>
          </table:table-cell>
          <table:table-cell table:style-name="ce1" office:value-type="string" calcext:value-type="string">
            <text:p>Foresatt 1</text:p>
          </table:table-cell>
          <table:table-cell table:style-name="ce1" office:value-type="string" calcext:value-type="string">
            <text:p>Foresatt 1 mobil</text:p>
          </table:table-cell>
          <table:table-cell table:style-name="ce1" office:value-type="string" calcext:value-type="string">
            <text:p>Foresatt 1 epost</text:p>
          </table:table-cell>
          <table:table-cell table:style-name="ce1" office:value-type="string" calcext:value-type="string">
            <text:p>Foresatt 2</text:p>
          </table:table-cell>
          <table:table-cell table:style-name="ce1" office:value-type="string" calcext:value-type="string">
            <text:p>Foresatt 2 mobil</text:p>
          </table:table-cell>
          <table:table-cell table:style-name="ce1" office:value-type="string" calcext:value-type="string">
            <text:p>Foresatt 2 epost</text:p>
          </table:table-cell>
          <table:table-cell table:style-name="ce1" office:value-type="string" calcext:value-type="string">
            <text:p>Spiller på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ora Hestnes</text:p>
          </table:table-cell>
          <table:table-cell table:number-columns-repeated="2"/>
          <table:table-cell office:value-type="string" calcext:value-type="string">
            <text:p>Henrik Hestnes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<text:a xlink:href="mailto:hh@example.com" xlink:type="simple">hh@example.com</text:a></text:p>
          </table:table-cell>
          <table:table-cell office:value-type="string" calcext:value-type="string">
            <text:p>Hanna Hestnes</text:p>
          </table:table-cell>
          <table:table-cell office:value-type="float" office:value="90000006" calcext:value-type="float">
            <text:p>90000006</text:p>
          </table:table-cell>
          <table:table-cell office:value-type="string" calcext:value-type="string">
            <text:p><text:a xlink:href="mailto:hh3@example.com" xlink:type="simple">hh3@example.com</text:a></text:p>
          </table:table-cell>
          <table:table-cell office:value-type="string" calcext:value-type="string">
            <text:p>slagve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kob Ulvsund</text:p>
          </table:table-cell>
          <table:table-cell table:number-columns-repeated="2"/>
          <table:table-cell office:value-type="string" calcext:value-type="string">
            <text:p>Ulrik Ulvsund</text:p>
          </table:table-cell>
          <table:table-cell office:value-type="float" office:value="90000001" calcext:value-type="float">
            <text:p>90000001</text:p>
          </table:table-cell>
          <table:table-cell office:value-type="string" calcext:value-type="string">
            <text:p><text:a xlink:href="mailto:uu@example.com" xlink:type="simple">uu@example.com</text:a></text:p>
          </table:table-cell>
          <table:table-cell table:number-columns-repeated="3"/>
          <table:table-cell office:value-type="string" calcext:value-type="string">
            <text:p>klarinet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ma Revdal</text:p>
          </table:table-cell>
          <table:table-cell table:number-columns-repeated="2"/>
          <table:table-cell office:value-type="string" calcext:value-type="string">
            <text:p>Rosa Revdal</text:p>
          </table:table-cell>
          <table:table-cell office:value-type="float" office:value="90000007" calcext:value-type="float">
            <text:p>90000007</text:p>
          </table:table-cell>
          <table:table-cell office:value-type="string" calcext:value-type="string">
            <text:p><text:a xlink:href="mailto:rr@example.com" xlink:type="simple">rr@example.com</text:a></text:p>
          </table:table-cell>
          <table:table-cell office:value-type="string" calcext:value-type="string">
            <text:p>Roger Revdal</text:p>
          </table:table-cell>
          <table:table-cell office:value-type="float" office:value="90000002" calcext:value-type="float">
            <text:p>90000002</text:p>
          </table:table-cell>
          <table:table-cell office:value-type="string" calcext:value-type="string">
            <text:p><text:a xlink:href="mailto:rr@example.com" xlink:type="simple">rr@example.com</text:a></text:p>
          </table:table-cell>
          <table:table-cell office:value-type="string" calcext:value-type="string">
            <text:p>fløy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il Elgås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<text:a xlink:href="mailto:emelg@example.com" xlink:type="simple">emelg@example.com</text:a></text:p>
          </table:table-cell>
          <table:table-cell office:value-type="string" calcext:value-type="string">
            <text:p>Eva Elgås</text:p>
          </table:table-cell>
          <table:table-cell office:value-type="float" office:value="90000008" calcext:value-type="float">
            <text:p>90000008</text:p>
          </table:table-cell>
          <table:table-cell office:value-type="string" calcext:value-type="string">
            <text:p><text:a xlink:href="mailto:ee2@example.com" xlink:type="simple">ee2@example.com</text:a></text:p>
          </table:table-cell>
          <table:table-cell office:value-type="string" calcext:value-type="string">
            <text:p>Espen Elgås</text:p>
          </table:table-cell>
          <table:table-cell office:value-type="float" office:value="90000003" calcext:value-type="float">
            <text:p>90000003</text:p>
          </table:table-cell>
          <table:table-cell office:value-type="string" calcext:value-type="string">
            <text:p><text:a xlink:href="mailto:ee@example.com" xlink:type="simple">ee@example.com</text:a></text:p>
          </table:table-cell>
          <table:table-cell office:value-type="string" calcext:value-type="string">
            <text:p>tub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la Fiskvik</text:p>
          </table:table-cell>
          <table:table-cell office:value-type="float" office:value="40000001" calcext:value-type="float">
            <text:p>40000001</text:p>
          </table:table-cell>
          <table:table-cell/>
          <table:table-cell office:value-type="string" calcext:value-type="string">
            <text:p>Frødis Fiskvik</text:p>
          </table:table-cell>
          <table:table-cell office:value-type="float" office:value="90000009" calcext:value-type="float">
            <text:p>90000009</text:p>
          </table:table-cell>
          <table:table-cell office:value-type="string" calcext:value-type="string">
            <text:p><text:a xlink:href="mailto:efm@example.com" xlink:type="simple">efm@example.com</text:a></text:p>
          </table:table-cell>
          <table:table-cell office:value-type="string" calcext:value-type="string">
            <text:p>Fredrik Fiskvik</text:p>
          </table:table-cell>
          <table:table-cell office:value-type="float" office:value="90000004" calcext:value-type="float">
            <text:p>90000004</text:p>
          </table:table-cell>
          <table:table-cell office:value-type="string" calcext:value-type="string">
            <text:p><text:a xlink:href="mailto:ff@example.com" xlink:type="simple">ff@example.com</text:a></text:p>
          </table:table-cell>
          <table:table-cell office:value-type="string" calcext:value-type="string">
            <text:p>kornet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a Hjortberg</text:p>
          </table:table-cell>
          <table:table-cell office:value-type="float" office:value="40000002" calcext:value-type="float">
            <text:p>40000002</text:p>
          </table:table-cell>
          <table:table-cell/>
          <table:table-cell office:value-type="string" calcext:value-type="string">
            <text:p>Hans Hjortberg</text:p>
          </table:table-cell>
          <table:table-cell office:value-type="float" office:value="90000005" calcext:value-type="float">
            <text:p>90000005</text:p>
          </table:table-cell>
          <table:table-cell office:value-type="string" calcext:value-type="string">
            <text:p><text:a xlink:href="mailto:hh2@example.com" xlink:type="simple">hh2@example.com</text:a></text:p>
          </table:table-cell>
          <table:table-cell table:number-columns-repeated="3"/>
          <table:table-cell office:value-type="string" calcext:value-type="string">
            <text:p>altsaxofon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n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 style:data-style-name="N2" text:time-value="13:30:09.980998831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8:01:59.863200299</meta:creation-date>
    <dc:date>2021-01-28T13:31:02.007653587</dc:date>
    <meta:editing-duration>PT6M14S</meta:editing-duration>
    <meta:editing-cycles>4</meta:editing-cycles>
    <meta:generator>LibreOffice/7.0.3.1$Linux_X86_64 LibreOffice_project/00$Build-1</meta:generator>
    <meta:document-statistic meta:table-count="1" meta:cell-count="56" meta:object-count="0"/>
  </office:meta>
</office:document-meta>
</file>